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6.32pt" svg:y="5.84pt">
            <draw:object draw:notify-on-update-of-ranges="Sheet1.A2:Sheet1.A1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eight (m)</text:p>
          </table:table-cell>
          <table:table-cell office:value-type="string" calcext:value-type="string">
            <text:p>pressure (kP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4.3" calcext:value-type="float">
            <text:p>84.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string" calcext:value-type="string">
            <text:p>This formula is “good” from surface to 50km</text:p>
          </table:table-cell>
          <table:table-cell/>
        </table:table-row>
        <table:table-row table:style-name="ro1">
          <table:table-cell office:value-type="string" calcext:value-type="string">
            <text:p>50km should be about 1kPa instead of 11 though…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453.51pt" svg:height="255.09pt" svg:x="133.2pt" svg:y="7.37pt">
            <draw:object draw:notify-on-update-of-ranges="Sheet2.A2:Sheet2.A19 Sheet2.B2:Sheet2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height (m)</text:p>
          </table:table-cell>
          <table:table-cell office:value-type="string" calcext:value-type="string">
            <text:p>pressure (kPa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.33" calcext:value-type="float">
            <text:p>101.3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7.63" calcext:value-type="float">
            <text:p>97.6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4.19" calcext:value-type="float">
            <text:p>94.19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0.81" calcext:value-type="float">
            <text:p>90.81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87.49" calcext:value-type="float">
            <text:p>87.49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84.33" calcext:value-type="float">
            <text:p>84.33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78.19" calcext:value-type="float">
            <text:p>78.19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9.64" calcext:value-type="float">
            <text:p>69.64</text:p>
          </table:table-cell>
          <table:table-cell table:number-columns-repeated="2"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46.61" calcext:value-type="float">
            <text:p>46.61</text:p>
          </table:table-cell>
          <table:table-cell table:number-columns-repeated="2"/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float" office:value="30.13" calcext:value-type="float">
            <text:p>30.13</text:p>
          </table:table-cell>
          <table:table-cell table:number-columns-repeated="2"/>
        </table:table-row>
        <table:table-row table:style-name="ro1">
          <table:table-cell office:value-type="float" office:value="12204" calcext:value-type="float">
            <text:p>12204</text:p>
          </table:table-cell>
          <table:table-cell office:value-type="float" office:value="18.82" calcext:value-type="float">
            <text:p>18.82</text:p>
          </table:table-cell>
          <table:table-cell table:number-columns-repeated="2"/>
        </table:table-row>
        <table:table-row table:style-name="ro1">
          <table:table-cell office:value-type="float" office:value="15255" calcext:value-type="float">
            <text:p>15255</text:p>
          </table:table-cell>
          <table:table-cell office:value-type="float" office:value="11.65" calcext:value-type="float">
            <text:p>11.65</text:p>
          </table:table-cell>
          <table:table-cell table:number-columns-repeated="2"/>
        </table:table-row>
        <table:table-row table:style-name="ro1">
          <table:table-cell office:value-type="float" office:value="18306" calcext:value-type="float">
            <text:p>18306</text:p>
          </table:table-cell>
          <table:table-cell office:value-type="float" office:value="7.24" calcext:value-type="float">
            <text:p>7.24</text:p>
          </table:table-cell>
          <table:table-cell table:number-columns-repeated="2"/>
        </table:table-row>
        <table:table-row table:style-name="ro1">
          <table:table-cell office:value-type="float" office:value="24408" calcext:value-type="float">
            <text:p>24408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30510" calcext:value-type="float">
            <text:p>30510</text:p>
          </table:table-cell>
          <table:table-cell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float" office:value="60960" calcext:value-type="float">
            <text:p>60960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</table:table-row>
        <table:table-row table:style-name="ro1">
          <table:table-cell office:value-type="float" office:value="152400" calcext:value-type="float">
            <text:p>152400</text:p>
          </table:table-cell>
          <table:table-cell office:value-type="float" office:value="0.000000498" calcext:value-type="float">
            <text:p>4.98E-07</text:p>
          </table:table-cell>
          <table:table-cell table:number-columns-repeated="2"/>
        </table:table-row>
        <table:table-row table:style-name="ro1">
          <table:table-cell office:value-type="float" office:value="609600" calcext:value-type="float">
            <text:p>609600</text:p>
          </table:table-cell>
          <table:table-cell table:style-name="ce1" office:value-type="float" office:value="0.00000000048" calcext:value-type="float">
            <text:p>4.80E-1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his formula is “perfect” above 100km</text:p>
          </table:table-cell>
          <table:table-cell table:number-columns-repeated="2"/>
          <table:table-cell office:value-type="string" calcext:value-type="string">
            <text:p>actually… it’s too high still!</text:p>
          </table:table-cell>
        </table:table-row>
        <table:table-row table:style-name="ro1">
          <table:table-cell office:value-type="string" calcext:value-type="string">
            <text:p>This formula is good above 50km</text:p>
          </table:table-cell>
          <table:table-cell table:number-columns-repeated="2"/>
          <table:table-cell office:value-type="string" calcext:value-type="string">
            <text:p>sheet3’s is bett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lculated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0.92587*EXP(-0.000045329*[.A26])" office:value-type="float" office:value="0.224941748145645" calcext:value-type="float">
            <text:p>0.224941748145645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453.51pt" svg:height="255.09pt" svg:x="133.85pt" svg:y="3.57pt">
            <draw:object draw:notify-on-update-of-ranges="Sheet3.A2:Sheet3.A16 Sheet3.B2:Sheet3.B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eight (m)</text:p>
          </table:table-cell>
          <table:table-cell office:value-type="string" calcext:value-type="string">
            <text:p>pressure (kPa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.33" calcext:value-type="float">
            <text:p>101.3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4.19" calcext:value-type="float">
            <text:p>94.19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0.81" calcext:value-type="float">
            <text:p>90.81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87.49" calcext:value-type="float">
            <text:p>87.49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84.33" calcext:value-type="float">
            <text:p>84.33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78.19" calcext:value-type="float">
            <text:p>78.19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9.64" calcext:value-type="float">
            <text:p>69.64</text:p>
          </table:table-cell>
          <table:table-cell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46.61" calcext:value-type="float">
            <text:p>46.61</text:p>
          </table:table-cell>
          <table:table-cell/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float" office:value="30.13" calcext:value-type="float">
            <text:p>30.13</text:p>
          </table:table-cell>
          <table:table-cell/>
        </table:table-row>
        <table:table-row table:style-name="ro1">
          <table:table-cell office:value-type="float" office:value="12204" calcext:value-type="float">
            <text:p>12204</text:p>
          </table:table-cell>
          <table:table-cell office:value-type="float" office:value="18.82" calcext:value-type="float">
            <text:p>18.82</text:p>
          </table:table-cell>
          <table:table-cell/>
        </table:table-row>
        <table:table-row table:style-name="ro1">
          <table:table-cell office:value-type="float" office:value="15255" calcext:value-type="float">
            <text:p>15255</text:p>
          </table:table-cell>
          <table:table-cell office:value-type="float" office:value="11.65" calcext:value-type="float">
            <text:p>11.65</text:p>
          </table:table-cell>
          <table:table-cell/>
        </table:table-row>
        <table:table-row table:style-name="ro1">
          <table:table-cell office:value-type="float" office:value="18306" calcext:value-type="float">
            <text:p>18306</text:p>
          </table:table-cell>
          <table:table-cell office:value-type="float" office:value="7.24" calcext:value-type="float">
            <text:p>7.24</text:p>
          </table:table-cell>
          <table:table-cell/>
        </table:table-row>
        <table:table-row table:style-name="ro1">
          <table:table-cell office:value-type="float" office:value="24408" calcext:value-type="float">
            <text:p>24408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30510" calcext:value-type="float">
            <text:p>30510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(Calculated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1.33*EXP(-0.000148*[.A23])" office:value-type="float" office:value="101.33" calcext:value-type="float">
            <text:p>101.33</text:p>
          </table:table-cell>
          <table:table-cell office:value-type="string" calcext:value-type="string">
            <text:p>perfect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101.33*EXP(-0.000148*[.A24])" office:value-type="float" office:value="1.19528245020643" calcext:value-type="float">
            <text:p>1.19528245020643</text:p>
          </table:table-cell>
          <table:table-cell office:value-type="string" calcext:value-type="string">
            <text:p>close enough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101.33*EXP(-0.000148*[.A25])" office:value-type="float" office:value="0.272091333930731" calcext:value-type="float">
            <text:p>0.272091333930731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101.33*EXP(-0.000148*[.A26])" office:value-type="float" office:value="0.0619382422852596" calcext:value-type="float">
            <text:p>0.06193824228526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formula="of:=101.33*EXP(-0.000148*[.A27])" office:value-type="float" office:value="0.00153133177266591" calcext:value-type="float">
            <text:p>0.001531331772666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101.33*EXP(-0.000148*[.A28])" office:value-type="float" office:value="0.0000378599216163774" calcext:value-type="float">
            <text:p>3.78599216163774E-05</text:p>
          </table:table-cell>
          <table:table-cell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101.33*EXP(-0.000148*[.A29])" office:value-type="float" office:value="0.0000000000141456001657776" calcext:value-type="float">
            <text:p>1.41456001657776E-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7:32:30.728102754</meta:creation-date>
    <dc:date>2019-10-22T18:58:02.562406603</dc:date>
    <meta:editing-duration>PT14M49S</meta:editing-duration>
    <meta:editing-cycles>1</meta:editing-cycles>
    <meta:document-statistic meta:table-count="3" meta:cell-count="118" meta:object-count="3"/>
    <meta:generator>LibreOffice/6.2.7.1$Linux_X86_64 LibreOffice_project/2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B11" svg:x="0.32cm" svg:y="0.18cm" svg:width="15.36cm" svg:height="8.64cm">
          <chartooo:coordinate-region svg:x="0.941cm" svg:y="0.379cm" svg:width="14.089cm" svg:height="7.794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11" chart:class="chart:scatter">
            <chart:domain table:cell-range-address="Sheet1.A2:Sheet1.A11"/>
            <chart:regression-curve chart:style-name="ch6">
              <chart:equation chart:display-equation="true" chart:display-r-square="true" svg:x="1.738cm" svg:y="1.031cm"/>
            </chart:regression-curve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1</svg:desc>
                </draw:g>
              </table:table-cell>
              <table:table-cell office:value-type="float" office:value="101">
                <text:p>101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">
                <text:p>700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">
                <text:p>30000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1.1">
                <text:p>1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A2:Sheet2.B19" svg:x="0.32cm" svg:y="0.18cm" svg:width="15.36cm" svg:height="8.64cm">
          <chartooo:coordinate-region svg:x="0.941cm" svg:y="0.379cm" svg:width="13.996cm" svg:height="7.794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2.B2:Sheet2.B19" chart:class="chart:scatter">
            <chart:domain table:cell-range-address="Sheet2.A2:Sheet2.A19"/>
            <chart:regression-curve chart:style-name="ch6">
              <chart:equation chart:display-equation="true" chart:display-r-square="true" svg:x="1.656cm" svg:y="6.601cm"/>
            </chart:regression-curve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19</svg:desc>
                </draw:g>
              </table:table-cell>
              <table:table-cell office:value-type="float" office:value="101.33">
                <text:p>101.33</text:p>
                <draw:g>
                  <svg:desc>Sheet2.B2:Sheet2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5">
                <text:p>305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0">
                <text:p>610</text:p>
              </table:table-cell>
              <table:table-cell office:value-type="float" office:value="94.19">
                <text:p>94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5">
                <text:p>915</text:p>
              </table:table-cell>
              <table:table-cell office:value-type="float" office:value="90.81">
                <text:p>90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0">
                <text:p>1220</text:p>
              </table:table-cell>
              <table:table-cell office:value-type="float" office:value="87.49">
                <text:p>87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6">
                <text:p>1526</text:p>
              </table:table-cell>
              <table:table-cell office:value-type="float" office:value="84.33">
                <text:p>84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36">
                <text:p>2136</text:p>
              </table:table-cell>
              <table:table-cell office:value-type="float" office:value="78.19">
                <text:p>78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0">
                <text:p>3050</text:p>
              </table:table-cell>
              <table:table-cell office:value-type="float" office:value="69.64">
                <text:p>69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02">
                <text:p>6102</text:p>
              </table:table-cell>
              <table:table-cell office:value-type="float" office:value="46.61">
                <text:p>46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53">
                <text:p>9153</text:p>
              </table:table-cell>
              <table:table-cell office:value-type="float" office:value="30.13">
                <text:p>30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04">
                <text:p>12204</text:p>
              </table:table-cell>
              <table:table-cell office:value-type="float" office:value="18.82">
                <text:p>18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55">
                <text:p>15255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06">
                <text:p>18306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408">
                <text:p>2440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510">
                <text:p>3051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960">
                <text:p>6096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2400">
                <text:p>152400</text:p>
              </table:table-cell>
              <table:table-cell office:value-type="float" office:value="0.000000498">
                <text:p>0.000000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9600">
                <text:p>609600</text:p>
              </table:table-cell>
              <table:table-cell office:value-type="float" office:value="0.00000000048">
                <text:p>0.00000000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3.A2:Sheet3.B16" svg:x="0.32cm" svg:y="0.18cm" svg:width="15.36cm" svg:height="8.64cm">
          <chartooo:coordinate-region svg:x="0.941cm" svg:y="0.379cm" svg:width="14.089cm" svg:height="7.794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3.B2:Sheet3.B16" chart:class="chart:scatter">
            <chart:domain table:cell-range-address="Sheet3.A2:Sheet3.A16"/>
            <chart:regression-curve chart:style-name="ch6">
              <chart:equation chart:display-equation="true" chart:display-r-square="true" svg:x="1.875cm" svg:y="1.628cm"/>
            </chart:regression-curve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16</svg:desc>
                </draw:g>
              </table:table-cell>
              <table:table-cell office:value-type="float" office:value="101.33">
                <text:p>101.33</text:p>
                <draw:g>
                  <svg:desc>Sheet3.B2:Sheet3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5">
                <text:p>305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0">
                <text:p>610</text:p>
              </table:table-cell>
              <table:table-cell office:value-type="float" office:value="94.19">
                <text:p>94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5">
                <text:p>915</text:p>
              </table:table-cell>
              <table:table-cell office:value-type="float" office:value="90.81">
                <text:p>90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0">
                <text:p>1220</text:p>
              </table:table-cell>
              <table:table-cell office:value-type="float" office:value="87.49">
                <text:p>87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6">
                <text:p>1526</text:p>
              </table:table-cell>
              <table:table-cell office:value-type="float" office:value="84.33">
                <text:p>84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36">
                <text:p>2136</text:p>
              </table:table-cell>
              <table:table-cell office:value-type="float" office:value="78.19">
                <text:p>78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0">
                <text:p>3050</text:p>
              </table:table-cell>
              <table:table-cell office:value-type="float" office:value="69.64">
                <text:p>69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02">
                <text:p>6102</text:p>
              </table:table-cell>
              <table:table-cell office:value-type="float" office:value="46.61">
                <text:p>46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53">
                <text:p>9153</text:p>
              </table:table-cell>
              <table:table-cell office:value-type="float" office:value="30.13">
                <text:p>30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04">
                <text:p>12204</text:p>
              </table:table-cell>
              <table:table-cell office:value-type="float" office:value="18.82">
                <text:p>18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55">
                <text:p>15255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06">
                <text:p>18306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408">
                <text:p>2440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510">
                <text:p>30510</text:p>
              </table:table-cell>
              <table:table-cell office:value-type="float" office:value="1.12">
                <text:p>1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